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6.874cm" svg:y="37.074cm">
            <draw:object draw:notify-on-update-of-ranges="Sheet1.B4:Sheet1.B96 Sheet1.C4:Sheet1.C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Kernel:</text:p>
          </table:table-cell>
          <table:table-cell office:value-type="string">
            <text:p>Sample:</text:p>
          </table:table-cell>
          <table:table-cell office:value-type="string">
            <text:p>Normalised Result</text:p>
          </table:table-cell>
          <table:table-cell office:value-type="string">
            <text:p>Result:</text:p>
          </table:table-cell>
          <table:table-cell table:number-columns-repeated="4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83">
            <text:p>83</text:p>
          </table:table-cell>
          <table:table-cell/>
          <table:table-cell office:value-type="float" office:value="137.4">
            <text:p>137.4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6">
            <text:p>86</text:p>
          </table:table-cell>
          <table:table-cell/>
          <table:table-cell office:value-type="float" office:value="110.6">
            <text:p>110.6</text:p>
          </table:table-cell>
          <table:table-cell table:number-columns-repeated="2"/>
          <table:table-cell office:value-type="string">
            <text:p>Kernel Sum =</text:p>
          </table:table-cell>
          <table:table-cell table:formula="of:=SUM([.A2:.A6])" office:value-type="float" office:value="2.1">
            <text:p>2.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77">
            <text:p>77</text:p>
          </table:table-cell>
          <table:table-cell table:formula="of:=[.D2]/[.$H$3]" office:value-type="float" office:value="65.4285714285714">
            <text:p>65.4285714286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table:formula="of:=[.D3]/[.$H$3]" office:value-type="float" office:value="52.6666666666667">
            <text:p>52.6666666667</text:p>
          </table:table-cell>
          <table:table-cell office:value-type="float" office:value="131.7">
            <text:p>131.7</text:p>
          </table:table-cell>
          <table:table-cell table:number-columns-repeated="4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93">
            <text:p>93</text:p>
          </table:table-cell>
          <table:table-cell table:formula="of:=[.D4]/[.$H$3]" office:value-type="float" office:value="59.5238095238095">
            <text:p>59.5238095238</text:p>
          </table:table-cell>
          <table:table-cell office:value-type="float" office:value="155.1">
            <text:p>155.1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 table:formula="of:=[.D5]/[.$H$3]" office:value-type="float" office:value="62.7142857142857">
            <text:p>62.7142857143</text:p>
          </table:table-cell>
          <table:table-cell office:value-type="float" office:value="155.9">
            <text:p>155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D6]/[.$H$3]" office:value-type="float" office:value="73.8571428571428">
            <text:p>73.8571428571</text:p>
          </table:table-cell>
          <table:table-cell office:value-type="float" office:value="115.4">
            <text:p>11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D7]/[.$H$3]" office:value-type="float" office:value="74.2380952380952">
            <text:p>74.2380952381</text:p>
          </table:table-cell>
          <table:table-cell office:value-type="float" office:value="86.3">
            <text:p>86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D8]/[.$H$3]" office:value-type="float" office:value="54.952380952381">
            <text:p>54.9523809524</text:p>
          </table:table-cell>
          <table:table-cell office:value-type="float" office:value="93.7">
            <text:p>93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D9]/[.$H$3]" office:value-type="float" office:value="41.0952380952381">
            <text:p>41.0952380952</text:p>
          </table:table-cell>
          <table:table-cell office:value-type="float" office:value="108.3">
            <text:p>108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D10]/[.$H$3]" office:value-type="float" office:value="44.6190476190476">
            <text:p>44.619047619</text:p>
          </table:table-cell>
          <table:table-cell office:value-type="float" office:value="136.5">
            <text:p>136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D11]/[.$H$3]" office:value-type="float" office:value="51.5714285714286">
            <text:p>51.5714285714</text:p>
          </table:table-cell>
          <table:table-cell office:value-type="float" office:value="134.9">
            <text:p>134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D12]/[.$H$3]" office:value-type="float" office:value="65">
            <text:p>65</text:p>
          </table:table-cell>
          <table:table-cell office:value-type="float" office:value="112.2">
            <text:p>112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D13]/[.$H$3]" office:value-type="float" office:value="64.2380952380952">
            <text:p>64.2380952381</text:p>
          </table:table-cell>
          <table:table-cell office:value-type="float" office:value="83.4">
            <text:p>83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D14]/[.$H$3]" office:value-type="float" office:value="53.4285714285714">
            <text:p>53.4285714286</text:p>
          </table:table-cell>
          <table:table-cell office:value-type="float" office:value="75.5">
            <text:p>75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D15]/[.$H$3]" office:value-type="float" office:value="39.7142857142857">
            <text:p>39.7142857143</text:p>
          </table:table-cell>
          <table:table-cell office:value-type="float" office:value="85.6">
            <text:p>8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D16]/[.$H$3]" office:value-type="float" office:value="35.9523809523809">
            <text:p>35.9523809524</text:p>
          </table:table-cell>
          <table:table-cell office:value-type="float" office:value="100.9">
            <text:p>10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D17]/[.$H$3]" office:value-type="float" office:value="40.7619047619048">
            <text:p>40.7619047619</text:p>
          </table:table-cell>
          <table:table-cell office:value-type="float" office:value="83.3">
            <text:p>83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D18]/[.$H$3]" office:value-type="float" office:value="48.0476190476191">
            <text:p>48.0476190476</text:p>
          </table:table-cell>
          <table:table-cell office:value-type="float" office:value="75.8">
            <text:p>75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D19]/[.$H$3]" office:value-type="float" office:value="39.6666666666667">
            <text:p>39.6666666667</text:p>
          </table:table-cell>
          <table:table-cell office:value-type="float" office:value="106.7">
            <text:p>106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D20]/[.$H$3]" office:value-type="float" office:value="36.0952380952381">
            <text:p>36.0952380952</text:p>
          </table:table-cell>
          <table:table-cell office:value-type="float" office:value="118.1">
            <text:p>118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D21]/[.$H$3]" office:value-type="float" office:value="50.8095238095238">
            <text:p>50.8095238095</text:p>
          </table:table-cell>
          <table:table-cell office:value-type="float" office:value="110.4">
            <text:p>11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D22]/[.$H$3]" office:value-type="float" office:value="56.2380952380952">
            <text:p>56.2380952381</text:p>
          </table:table-cell>
          <table:table-cell office:value-type="float" office:value="116.2">
            <text:p>116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D23]/[.$H$3]" office:value-type="float" office:value="52.5714285714286">
            <text:p>52.5714285714</text:p>
          </table:table-cell>
          <table:table-cell office:value-type="float" office:value="104.2">
            <text:p>104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D24]/[.$H$3]" office:value-type="float" office:value="55.3333333333333">
            <text:p>55.3333333333</text:p>
          </table:table-cell>
          <table:table-cell office:value-type="float" office:value="97.2">
            <text:p>97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D25]/[.$H$3]" office:value-type="float" office:value="49.6190476190476">
            <text:p>49.619047619</text:p>
          </table:table-cell>
          <table:table-cell office:value-type="float" office:value="91.7">
            <text:p>91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D26]/[.$H$3]" office:value-type="float" office:value="46.2857142857143">
            <text:p>46.2857142857</text:p>
          </table:table-cell>
          <table:table-cell office:value-type="float" office:value="98.4">
            <text:p>98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D27]/[.$H$3]" office:value-type="float" office:value="43.6666666666667">
            <text:p>43.6666666667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D28]/[.$H$3]" office:value-type="float" office:value="46.8571428571429">
            <text:p>46.8571428571</text:p>
          </table:table-cell>
          <table:table-cell office:value-type="float" office:value="53.5">
            <text:p>53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D29]/[.$H$3]" office:value-type="float" office:value="39.047619047619">
            <text:p>39.0476190476</text:p>
          </table:table-cell>
          <table:table-cell office:value-type="float" office:value="36.6">
            <text:p>36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D30]/[.$H$3]" office:value-type="float" office:value="25.4761904761905">
            <text:p>25.4761904762</text:p>
          </table:table-cell>
          <table:table-cell office:value-type="float" office:value="59.6">
            <text:p>59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D31]/[.$H$3]" office:value-type="float" office:value="17.4285714285714">
            <text:p>17.4285714286</text:p>
          </table:table-cell>
          <table:table-cell office:value-type="float" office:value="104.6">
            <text:p>104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D32]/[.$H$3]" office:value-type="float" office:value="28.3809523809524">
            <text:p>28.380952381</text:p>
          </table:table-cell>
          <table:table-cell office:value-type="float" office:value="136.1">
            <text:p>136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D33]/[.$H$3]" office:value-type="float" office:value="49.8095238095238">
            <text:p>49.8095238095</text:p>
          </table:table-cell>
          <table:table-cell office:value-type="float" office:value="152.7">
            <text:p>152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D34]/[.$H$3]" office:value-type="float" office:value="64.8095238095238">
            <text:p>64.8095238095</text:p>
          </table:table-cell>
          <table:table-cell office:value-type="float" office:value="153.2">
            <text:p>153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D35]/[.$H$3]" office:value-type="float" office:value="72.7142857142857">
            <text:p>72.7142857143</text:p>
          </table:table-cell>
          <table:table-cell office:value-type="float" office:value="113.3">
            <text:p>113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D36]/[.$H$3]" office:value-type="float" office:value="72.952380952381">
            <text:p>72.9523809524</text:p>
          </table:table-cell>
          <table:table-cell office:value-type="float" office:value="71.1">
            <text:p>71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D37]/[.$H$3]" office:value-type="float" office:value="53.952380952381">
            <text:p>53.9523809524</text:p>
          </table:table-cell>
          <table:table-cell office:value-type="float" office:value="70.7">
            <text:p>70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D38]/[.$H$3]" office:value-type="float" office:value="33.8571428571429">
            <text:p>33.8571428571</text:p>
          </table:table-cell>
          <table:table-cell office:value-type="float" office:value="86.8">
            <text:p>86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D39]/[.$H$3]" office:value-type="float" office:value="33.6666666666667">
            <text:p>33.6666666667</text:p>
          </table:table-cell>
          <table:table-cell office:value-type="float" office:value="96.8">
            <text:p>96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D40]/[.$H$3]" office:value-type="float" office:value="41.3333333333333">
            <text:p>41.3333333333</text:p>
          </table:table-cell>
          <table:table-cell office:value-type="float" office:value="76.2">
            <text:p>76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D41]/[.$H$3]" office:value-type="float" office:value="46.0952380952381">
            <text:p>46.0952380952</text:p>
          </table:table-cell>
          <table:table-cell office:value-type="float" office:value="80.6">
            <text:p>8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D42]/[.$H$3]" office:value-type="float" office:value="36.2857142857143">
            <text:p>36.2857142857</text:p>
          </table:table-cell>
          <table:table-cell office:value-type="float" office:value="115.5">
            <text:p>115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D43]/[.$H$3]" office:value-type="float" office:value="38.3809523809524">
            <text:p>38.380952381</text:p>
          </table:table-cell>
          <table:table-cell office:value-type="float" office:value="128.6">
            <text:p>12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D44]/[.$H$3]" office:value-type="float" office:value="55">
            <text:p>55</text:p>
          </table:table-cell>
          <table:table-cell office:value-type="float" office:value="128.6">
            <text:p>12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D45]/[.$H$3]" office:value-type="float" office:value="61.2380952380952">
            <text:p>61.2380952381</text:p>
          </table:table-cell>
          <table:table-cell office:value-type="float" office:value="88.8">
            <text:p>88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D46]/[.$H$3]" office:value-type="float" office:value="61.2380952380952">
            <text:p>61.2380952381</text:p>
          </table:table-cell>
          <table:table-cell office:value-type="float" office:value="71.6">
            <text:p>71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D47]/[.$H$3]" office:value-type="float" office:value="42.2857142857143">
            <text:p>42.2857142857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D48]/[.$H$3]" office:value-type="float" office:value="34.0952380952381">
            <text:p>34.0952380952</text:p>
          </table:table-cell>
          <table:table-cell office:value-type="float" office:value="70.3">
            <text:p>70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D49]/[.$H$3]" office:value-type="float" office:value="39.047619047619">
            <text:p>39.0476190476</text:p>
          </table:table-cell>
          <table:table-cell office:value-type="float" office:value="90.4">
            <text:p>9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D50]/[.$H$3]" office:value-type="float" office:value="33.4761904761905">
            <text:p>33.4761904762</text:p>
          </table:table-cell>
          <table:table-cell office:value-type="float" office:value="141.8">
            <text:p>141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D51]/[.$H$3]" office:value-type="float" office:value="43.0476190476191">
            <text:p>43.0476190476</text:p>
          </table:table-cell>
          <table:table-cell office:value-type="float" office:value="155.4">
            <text:p>15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D52]/[.$H$3]" office:value-type="float" office:value="67.5238095238095">
            <text:p>67.5238095238</text:p>
          </table:table-cell>
          <table:table-cell office:value-type="float" office:value="142.2">
            <text:p>142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D53]/[.$H$3]" office:value-type="float" office:value="74">
            <text:p>74</text:p>
          </table:table-cell>
          <table:table-cell office:value-type="float" office:value="139.7">
            <text:p>139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D54]/[.$H$3]" office:value-type="float" office:value="67.7142857142857">
            <text:p>67.7142857143</text:p>
          </table:table-cell>
          <table:table-cell office:value-type="float" office:value="142.5">
            <text:p>142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D55]/[.$H$3]" office:value-type="float" office:value="66.5238095238095">
            <text:p>66.5238095238</text:p>
          </table:table-cell>
          <table:table-cell office:value-type="float" office:value="157.4">
            <text:p>157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D56]/[.$H$3]" office:value-type="float" office:value="67.8571428571429">
            <text:p>67.8571428571</text:p>
          </table:table-cell>
          <table:table-cell office:value-type="float" office:value="168.6">
            <text:p>16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D57]/[.$H$3]" office:value-type="float" office:value="74.952380952381">
            <text:p>74.9523809524</text:p>
          </table:table-cell>
          <table:table-cell office:value-type="float" office:value="132.9">
            <text:p>132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D58]/[.$H$3]" office:value-type="float" office:value="80.2857142857143">
            <text:p>80.2857142857</text:p>
          </table:table-cell>
          <table:table-cell office:value-type="float" office:value="75.5">
            <text:p>75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D59]/[.$H$3]" office:value-type="float" office:value="63.2857142857143">
            <text:p>63.2857142857</text:p>
          </table:table-cell>
          <table:table-cell office:value-type="float" office:value="77.8">
            <text:p>77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60]/[.$H$3]" office:value-type="float" office:value="35.9523809523809">
            <text:p>35.9523809524</text:p>
          </table:table-cell>
          <table:table-cell office:value-type="float" office:value="105.7">
            <text:p>105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D61]/[.$H$3]" office:value-type="float" office:value="37.047619047619">
            <text:p>37.0476190476</text:p>
          </table:table-cell>
          <table:table-cell office:value-type="float" office:value="87.3">
            <text:p>87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D62]/[.$H$3]" office:value-type="float" office:value="50.3333333333333">
            <text:p>50.3333333333</text:p>
          </table:table-cell>
          <table:table-cell office:value-type="float" office:value="61.4">
            <text:p>61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D63]/[.$H$3]" office:value-type="float" office:value="41.5714285714286">
            <text:p>41.5714285714</text:p>
          </table:table-cell>
          <table:table-cell office:value-type="float" office:value="51.1">
            <text:p>51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D64]/[.$H$3]" office:value-type="float" office:value="29.2380952380952">
            <text:p>29.2380952381</text:p>
          </table:table-cell>
          <table:table-cell office:value-type="float" office:value="63.3">
            <text:p>63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65]/[.$H$3]" office:value-type="float" office:value="24.3333333333333">
            <text:p>24.3333333333</text:p>
          </table:table-cell>
          <table:table-cell office:value-type="float" office:value="61.8">
            <text:p>61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D66]/[.$H$3]" office:value-type="float" office:value="30.1428571428571">
            <text:p>30.1428571429</text:p>
          </table:table-cell>
          <table:table-cell office:value-type="float" office:value="61.7">
            <text:p>61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D67]/[.$H$3]" office:value-type="float" office:value="29.4285714285714">
            <text:p>29.4285714286</text:p>
          </table:table-cell>
          <table:table-cell office:value-type="float" office:value="82.2">
            <text:p>82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D68]/[.$H$3]" office:value-type="float" office:value="29.3809523809524">
            <text:p>29.380952381</text:p>
          </table:table-cell>
          <table:table-cell office:value-type="float" office:value="107.1">
            <text:p>107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D69]/[.$H$3]" office:value-type="float" office:value="39.1428571428571">
            <text:p>39.1428571429</text:p>
          </table:table-cell>
          <table:table-cell office:value-type="float" office:value="148.7">
            <text:p>148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D70]/[.$H$3]" office:value-type="float" office:value="51">
            <text:p>51</text:p>
          </table:table-cell>
          <table:table-cell office:value-type="float" office:value="147.6">
            <text:p>147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D71]/[.$H$3]" office:value-type="float" office:value="70.8095238095238">
            <text:p>70.8095238095</text:p>
          </table:table-cell>
          <table:table-cell office:value-type="float" office:value="104.7">
            <text:p>104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D72]/[.$H$3]" office:value-type="float" office:value="70.2857142857143">
            <text:p>70.2857142857</text:p>
          </table:table-cell>
          <table:table-cell office:value-type="float" office:value="80.2">
            <text:p>8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D73]/[.$H$3]" office:value-type="float" office:value="49.8571428571429">
            <text:p>49.8571428571</text:p>
          </table:table-cell>
          <table:table-cell office:value-type="float" office:value="95.2">
            <text:p>95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D74]/[.$H$3]" office:value-type="float" office:value="38.1904761904762">
            <text:p>38.1904761905</text:p>
          </table:table-cell>
          <table:table-cell office:value-type="float" office:value="101.8">
            <text:p>101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D75]/[.$H$3]" office:value-type="float" office:value="45.3333333333333">
            <text:p>45.3333333333</text:p>
          </table:table-cell>
          <table:table-cell office:value-type="float" office:value="107.8">
            <text:p>107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D76]/[.$H$3]" office:value-type="float" office:value="48.4761904761905">
            <text:p>48.4761904762</text:p>
          </table:table-cell>
          <table:table-cell office:value-type="float" office:value="107.8">
            <text:p>107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D77]/[.$H$3]" office:value-type="float" office:value="51.3333333333333">
            <text:p>51.3333333333</text:p>
          </table:table-cell>
          <table:table-cell office:value-type="float" office:value="117.2">
            <text:p>117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D78]/[.$H$3]" office:value-type="float" office:value="51.3333333333333">
            <text:p>51.3333333333</text:p>
          </table:table-cell>
          <table:table-cell office:value-type="float" office:value="119.2">
            <text:p>119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D79]/[.$H$3]" office:value-type="float" office:value="55.8095238095238">
            <text:p>55.8095238095</text:p>
          </table:table-cell>
          <table:table-cell office:value-type="float" office:value="101.5">
            <text:p>101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D80]/[.$H$3]" office:value-type="float" office:value="56.7619047619048">
            <text:p>56.7619047619</text:p>
          </table:table-cell>
          <table:table-cell office:value-type="float" office:value="128.9">
            <text:p>128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D81]/[.$H$3]" office:value-type="float" office:value="48.3333333333333">
            <text:p>48.3333333333</text:p>
          </table:table-cell>
          <table:table-cell office:value-type="float" office:value="161.4">
            <text:p>161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D82]/[.$H$3]" office:value-type="float" office:value="61.3809523809524">
            <text:p>61.380952381</text:p>
          </table:table-cell>
          <table:table-cell office:value-type="float" office:value="168.1">
            <text:p>168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D83]/[.$H$3]" office:value-type="float" office:value="76.8571428571429">
            <text:p>76.8571428571</text:p>
          </table:table-cell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D84]/[.$H$3]" office:value-type="float" office:value="80.047619047619">
            <text:p>80.0476190476</text:p>
          </table:table-cell>
          <table:table-cell office:value-type="float" office:value="84.4">
            <text:p>84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D85]/[.$H$3]" office:value-type="float" office:value="63.8095238095238">
            <text:p>63.8095238095</text:p>
          </table:table-cell>
          <table:table-cell office:value-type="float" office:value="92.7">
            <text:p>92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D86]/[.$H$3]" office:value-type="float" office:value="40.1904761904762">
            <text:p>40.1904761905</text:p>
          </table:table-cell>
          <table:table-cell office:value-type="float" office:value="127.1">
            <text:p>127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D87]/[.$H$3]" office:value-type="float" office:value="44.1428571428571">
            <text:p>44.1428571429</text:p>
          </table:table-cell>
          <table:table-cell office:value-type="float" office:value="143.2">
            <text:p>143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D88]/[.$H$3]" office:value-type="float" office:value="60.5238095238095">
            <text:p>60.5238095238</text:p>
          </table:table-cell>
          <table:table-cell office:value-type="float" office:value="121.3">
            <text:p>121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D89]/[.$H$3]" office:value-type="float" office:value="68.1904761904762">
            <text:p>68.1904761905</text:p>
          </table:table-cell>
          <table:table-cell office:value-type="float" office:value="124.7">
            <text:p>124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D90]/[.$H$3]" office:value-type="float" office:value="57.7619047619048">
            <text:p>57.7619047619</text:p>
          </table:table-cell>
          <table:table-cell office:value-type="float" office:value="139.5">
            <text:p>139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D91]/[.$H$3]" office:value-type="float" office:value="59.3809523809524">
            <text:p>59.380952381</text:p>
          </table:table-cell>
          <table:table-cell office:value-type="float" office:value="125.9">
            <text:p>125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D92]/[.$H$3]" office:value-type="float" office:value="66.4285714285714">
            <text:p>66.4285714286</text:p>
          </table:table-cell>
          <table:table-cell office:value-type="float" office:value="85.3">
            <text:p>85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D93]/[.$H$3]" office:value-type="float" office:value="59.952380952381">
            <text:p>59.9523809524</text:p>
          </table:table-cell>
          <table:table-cell office:value-type="float" office:value="58.7">
            <text:p>58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D94]/[.$H$3]" office:value-type="float" office:value="40.6190476190476">
            <text:p>40.619047619</text:p>
          </table:table-cell>
          <table:table-cell office:value-type="float" office:value="85.7">
            <text:p>85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D95]/[.$H$3]" office:value-type="float" office:value="27.9523809523809">
            <text:p>27.9523809524</text:p>
          </table:table-cell>
          <table:table-cell table:style-name="ce1" office:value-type="string">
            <text:p><text:s/>1.26975e-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D96]/[.$H$3]" office:value-type="float" office:value="40.8095238095238">
            <text:p>40.8095238095</text:p>
          </table:table-cell>
          <table:table-cell table:style-name="ce1" office:value-type="string">
            <text:p><text:s/>6.90609e-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D97]/[.$H$3]" office:value-type="float" office:value="0">
            <text:p>0</text:p>
          </table:table-cell>
          <table:table-cell table:style-name="ce1" office:value-type="string">
            <text:p><text:s/>6.90609e-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D98]/[.$H$3]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D99]/[.$H$3]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</text:p>
          </table:table-cell>
          <table:table-cell table:formula="of:=[.D100]/[.$H$3]" office:value-type="float" office:value="44.2857142857143">
            <text:p>44.2857142857</text:p>
          </table:table-cell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101]/[.$H$3]" office:value-type="float" office:value="26.6666666666667">
            <text:p>26.666666666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01:20</meta:creation-date>
    <dc:date>2012-10-26T17:44:56</dc:date>
    <meta:editing-duration>PT58M5S</meta:editing-duration>
    <meta:editing-cycles>1</meta:editing-cycles>
    <meta:document-statistic meta:table-count="1" meta:cell-count="314" meta:object-count="1"/>
    <meta:generator>LibreOffice/3.6$Linux_X86_64 LibreOffice_project/da8c1e6-fd468f4-454e206-f42a4a9-143cf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4:Sheet1.C96" svg:x="0.77cm" svg:y="0.855cm" svg:width="14.59cm" svg:height="7.545cm">
          <chartooo:coordinate-region svg:x="1.577cm" svg:y="1.054cm" svg:width="13.597cm" svg:height="6.3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4:Sheet1.B96" chart:class="chart:line">
            <chart:data-point chart:repeated="93"/>
          </chart:series>
          <chart:series chart:style-name="ch6" chart:values-cell-range-address="Sheet1.C4:Sheet1.C96" chart:class="chart:line"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">
                <text:p>77</text:p>
                <draw:g>
                  <svg:desc>Sheet1.B4:Sheet1.B96</svg:desc>
                </draw:g>
              </table:table-cell>
              <table:table-cell office:value-type="float" office:value="65.4285714285714">
                <text:p>65.4285714285714</text:p>
                <draw:g>
                  <svg:desc>Sheet1.C4:Sheet1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2.6666666666667">
                <text:p>52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59.5238095238095">
                <text:p>59.5238095238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62.7142857142857">
                <text:p>62.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73.8571428571428">
                <text:p>73.857142857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">
                <text:p>92</text:p>
              </table:table-cell>
              <table:table-cell office:value-type="float" office:value="74.2380952380952">
                <text:p>74.2380952380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54.952380952381">
                <text:p>54.95238095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1.0952380952381">
                <text:p>41.0952380952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44.6190476190476">
                <text:p>44.6190476190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51.5714285714286">
                <text:p>51.5714285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64.2380952380952">
                <text:p>64.2380952380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53.4285714285714">
                <text:p>53.4285714285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39.7142857142857">
                <text:p>39.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35.9523809523809">
                <text:p>35.9523809523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40.7619047619048">
                <text:p>40.7619047619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48.0476190476191">
                <text:p>48.0476190476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39.6666666666667">
                <text:p>39.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36.0952380952381">
                <text:p>36.0952380952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50.8095238095238">
                <text:p>50.8095238095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56.2380952380952">
                <text:p>56.23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52.5714285714286">
                <text:p>52.5714285714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49.6190476190476">
                <text:p>49.6190476190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">
                <text:p>62</text:p>
              </table:table-cell>
              <table:table-cell office:value-type="float" office:value="46.2857142857143">
                <text:p>46.285714285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43.6666666666667">
                <text:p>43.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46.8571428571429">
                <text:p>46.857142857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39.047619047619">
                <text:p>39.04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.4761904761905">
                <text:p>25.4761904761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7.4285714285714">
                <text:p>17.4285714285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8.3809523809524">
                <text:p>28.3809523809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49.8095238095238">
                <text:p>49.8095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">
                <text:p>69</text:p>
              </table:table-cell>
              <table:table-cell office:value-type="float" office:value="64.8095238095238">
                <text:p>64.8095238095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72.7142857142857">
                <text:p>72.7142857142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">
                <text:p>93</text:p>
              </table:table-cell>
              <table:table-cell office:value-type="float" office:value="72.952380952381">
                <text:p>72.95238095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53.952380952381">
                <text:p>53.952380952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33.8571428571429">
                <text:p>33.857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33.6666666666667">
                <text:p>33.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46.0952380952381">
                <text:p>46.09523809523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36.2857142857143">
                <text:p>36.2857142857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38.3809523809524">
                <text:p>38.3809523809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61.2380952380952">
                <text:p>61.2380952380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61.2380952380952">
                <text:p>61.2380952380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42.2857142857143">
                <text:p>42.2857142857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34.0952380952381">
                <text:p>34.0952380952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39.047619047619">
                <text:p>39.047619047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33.4761904761905">
                <text:p>33.4761904761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43.0476190476191">
                <text:p>43.0476190476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">
                <text:p>91</text:p>
              </table:table-cell>
              <table:table-cell office:value-type="float" office:value="67.5238095238095">
                <text:p>67.5238095238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7.7142857142857">
                <text:p>67.7142857142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66.5238095238095">
                <text:p>66.5238095238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67.8571428571429">
                <text:p>67.857142857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4.952380952381">
                <text:p>74.952380952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80.2857142857143">
                <text:p>80.2857142857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">
                <text:p>81</text:p>
              </table:table-cell>
              <table:table-cell office:value-type="float" office:value="63.2857142857143">
                <text:p>63.28571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35.9523809523809">
                <text:p>35.9523809523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37.047619047619">
                <text:p>37.047619047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">
                <text:p>84</text:p>
              </table:table-cell>
              <table:table-cell office:value-type="float" office:value="50.3333333333333">
                <text:p>50.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">
                <text:p>27</text:p>
              </table:table-cell>
              <table:table-cell office:value-type="float" office:value="41.5714285714286">
                <text:p>41.5714285714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29.2380952380952">
                <text:p>29.2380952380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30.1428571428571">
                <text:p>30.14285714285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  <table:table-cell office:value-type="float" office:value="29.4285714285714">
                <text:p>29.4285714285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29.3809523809524">
                <text:p>29.3809523809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39.1428571428571">
                <text:p>39.1428571428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70.8095238095238">
                <text:p>70.8095238095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70.2857142857143">
                <text:p>70.2857142857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49.8571428571429">
                <text:p>49.8571428571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38.1904761904762">
                <text:p>38.19047619047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45.3333333333333">
                <text:p>45.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48.4761904761905">
                <text:p>48.47619047619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5.8095238095238">
                <text:p>55.80952380952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56.7619047619048">
                <text:p>56.7619047619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61.3809523809524">
                <text:p>61.38095238095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6.8571428571429">
                <text:p>76.85714285714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80.047619047619">
                <text:p>80.0476190476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3.8095238095238">
                <text:p>63.8095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40.1904761904762">
                <text:p>40.1904761904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44.1428571428571">
                <text:p>44.1428571428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60.5238095238095">
                <text:p>60.52380952380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68.1904761904762">
                <text:p>68.1904761904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">
                <text:p>32</text:p>
              </table:table-cell>
              <table:table-cell office:value-type="float" office:value="57.7619047619048">
                <text:p>57.76190476190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59.3809523809524">
                <text:p>59.3809523809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66.4285714285714">
                <text:p>66.4285714285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59.952380952381">
                <text:p>59.952380952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40.6190476190476">
                <text:p>40.6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